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0.156cm"/>
    </style:style>
    <style:style style:name="co5" style:family="table-column">
      <style:table-column-properties fo:break-before="auto" style:column-width="10.402cm"/>
    </style:style>
    <style:style style:name="co6" style:family="table-column">
      <style:table-column-properties fo:break-before="auto" style:column-width="9.885cm"/>
    </style:style>
    <style:style style:name="co7" style:family="table-column">
      <style:table-column-properties fo:break-before="auto" style:column-width="8.659cm"/>
    </style:style>
    <style:style style:name="ro19" style:family="table-row">
      <style:table-row-properties style:row-height="0.45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2.868cm" fo:break-before="auto" style:use-optimal-row-height="true"/>
    </style:style>
    <style:style style:name="ro6" style:family="table-row">
      <style:table-row-properties style:row-height="3.658cm" fo:break-before="auto" style:use-optimal-row-height="true"/>
    </style:style>
    <style:style style:name="ro7" style:family="table-row">
      <style:table-row-properties style:row-height="8.398cm" fo:break-before="auto" style:use-optimal-row-height="true"/>
    </style:style>
    <style:style style:name="ro8" style:family="table-row">
      <style:table-row-properties style:row-height="12.741cm" fo:break-before="auto" style:use-optimal-row-height="true"/>
    </style:style>
    <style:style style:name="ro9" style:family="table-row">
      <style:table-row-properties style:row-height="8.003cm" fo:break-before="auto" style:use-optimal-row-height="true"/>
    </style:style>
    <style:style style:name="ro10" style:family="table-row">
      <style:table-row-properties style:row-height="2.08cm" fo:break-before="auto" style:use-optimal-row-height="true"/>
    </style:style>
    <style:style style:name="ro11" style:family="table-row">
      <style:table-row-properties style:row-height="5.239cm" fo:break-before="auto" style:use-optimal-row-height="true"/>
    </style:style>
    <style:style style:name="ro12" style:family="table-row">
      <style:table-row-properties style:row-height="1.289cm" fo:break-before="auto" style:use-optimal-row-height="true"/>
    </style:style>
    <style:style style:name="ro13" style:family="table-row">
      <style:table-row-properties style:row-height="1.685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0.497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4" table:default-cell-style-name="ce15"/>
        <table:table-column table:style-name="co3" table:number-columns-repeated="251" table:default-cell-style-name="ce7"/>
        <table:table-column table:style-name="co3" table:number-columns-repeated="767" table:default-cell-style-name="ce25"/>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number-columns-repeated="1018"/>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number-columns-repeated="1018"/>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number-columns-repeated="1018"/>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number-columns-repeated="1018"/>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number-columns-repeated="1018"/>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number-columns-repeated="1018"/>
        </table:table-row>
        <table:table-row table:style-name="ro2">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number-columns-repeated="1018"/>
        </table:table-row>
        <table:table-row table:style-name="ro2">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number-columns-repeated="1018"/>
        </table:table-row>
        <table:table-row table:style-name="ro2">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number-columns-repeated="1018"/>
        </table:table-row>
        <table:table-row table:style-name="ro2">
          <table:table-cell table:style-name="ce1" office:value-type="string">
            <text:p>FINISHED_ON_LINE_MSG_NONE</text:p>
          </table:table-cell>
          <table:table-cell table:style-name="ce8" table:number-columns-repeated="3"/>
          <table:table-cell table:style-name="ce18"/>
          <table:table-cell table:style-name="ce8"/>
          <table:table-cell table:number-columns-repeated="1018"/>
        </table:table-row>
        <table:table-row table:style-name="ro2">
          <table:table-cell table:style-name="ce1" office:value-type="string">
            <text:p>FINISHED_ON_LINE_MSG_READY</text:p>
          </table:table-cell>
          <table:table-cell table:style-name="ce8" office:value-type="string">
            <text:p>Your game has successfully been rated on-line.</text:p>
          </table:table-cell>
          <table:table-cell table:style-name="ce8" table:number-columns-repeated="2"/>
          <table:table-cell table:style-name="ce18"/>
          <table:table-cell table:style-name="ce8"/>
          <table:table-cell table:number-columns-repeated="1018"/>
        </table:table-row>
        <table:table-row table:style-name="ro2">
          <table:table-cell table:style-name="ce1" office:value-type="string">
            <text:p>FINISHED_ON_LINE_MSG_WAITING</text:p>
          </table:table-cell>
          <table:table-cell table:style-name="ce8" office:value-type="string">
            <text:p>Please, wait while the server validates your game.</text:p>
          </table:table-cell>
          <table:table-cell table:style-name="ce8" table:number-columns-repeated="2"/>
          <table:table-cell table:style-name="ce18"/>
          <table:table-cell table:style-name="ce8"/>
          <table:table-cell table:number-columns-repeated="1018"/>
        </table:table-row>
        <table:table-row table:style-name="ro2">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number-columns-repeated="1018"/>
        </table:table-row>
        <table:table-row table:style-name="ro2">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number-columns-repeated="1018"/>
        </table:table-row>
        <table:table-row table:style-name="ro3">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number-columns-repeated="1018"/>
        </table:table-row>
        <table:table-row table:style-name="ro3">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number-columns-repeated="1018"/>
        </table:table-row>
        <table:table-row table:style-name="ro2">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number-columns-repeated="1018"/>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number-columns-repeated="1018"/>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number-columns-repeated="1018"/>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number-columns-repeated="1018"/>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number-columns-repeated="1018"/>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number-columns-repeated="1018"/>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number-columns-repeated="1018"/>
        </table:table-row>
        <table:table-row table:style-name="ro2">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number-columns-repeated="1018"/>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number-columns-repeated="1018"/>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number-columns-repeated="1018"/>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number-columns-repeated="1018"/>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number-columns-repeated="1018"/>
        </table:table-row>
        <table:table-row table:style-name="ro2">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number-columns-repeated="1018"/>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number-columns-repeated="1018"/>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number-columns-repeated="1018"/>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number-columns-repeated="1018"/>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number-columns-repeated="1018"/>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number-columns-repeated="1018"/>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number-columns-repeated="1018"/>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number-columns-repeated="1018"/>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number-columns-repeated="1018"/>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number-columns-repeated="1018"/>
        </table:table-row>
        <table:table-row table:style-name="ro4">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number-columns-repeated="1018"/>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number-columns-repeated="1018"/>
        </table:table-row>
        <table:table-row table:style-name="ro2">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number-columns-repeated="1018"/>
        </table:table-row>
        <table:table-row table:style-name="ro2">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number-columns-repeated="1018"/>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number-columns-repeated="1018"/>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number-columns-repeated="1018"/>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number-columns-repeated="1018"/>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number-columns-repeated="1018"/>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number-columns-repeated="1018"/>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number-columns-repeated="1018"/>
        </table:table-row>
        <table:table-row table:style-name="ro3">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number-columns-repeated="1018"/>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number-columns-repeated="1018"/>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number-columns-repeated="1018"/>
        </table:table-row>
        <table:table-row table:style-name="ro5">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number-columns-repeated="1018"/>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number-columns-repeated="1018"/>
        </table:table-row>
        <table:table-row table:style-name="ro6">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number-columns-repeated="1018"/>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number-columns-repeated="1018"/>
        </table:table-row>
        <table:table-row table:style-name="ro7">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number-columns-repeated="1018"/>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number-columns-repeated="1018"/>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number-columns-repeated="1018"/>
        </table:table-row>
        <table:table-row table:style-name="ro8">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number-columns-repeated="1018"/>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number-columns-repeated="1018"/>
        </table:table-row>
        <table:table-row table:style-name="ro9">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number-columns-repeated="1018"/>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number-columns-repeated="1018"/>
        </table:table-row>
        <table:table-row table:style-name="ro10">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number-columns-repeated="1018"/>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number-columns-repeated="1018"/>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number-columns-repeated="1018"/>
        </table:table-row>
        <table:table-row table:style-name="ro10">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number-columns-repeated="1018"/>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number-columns-repeated="1018"/>
        </table:table-row>
        <table:table-row table:style-name="ro5">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ext:p>Miguel de Dios - Span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number-columns-repeated="1018"/>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Default" table:number-columns-repeated="1018"/>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number-columns-repeated="1018"/>
        </table:table-row>
        <table:table-row table:style-name="ro5">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number-columns-repeated="1018"/>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number-columns-repeated="1018"/>
        </table:table-row>
        <table:table-row table:style-name="ro9">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number-columns-repeated="1018"/>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number-columns-repeated="1018"/>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number-columns-repeated="1018"/>
        </table:table-row>
        <table:table-row table:style-name="ro10">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number-columns-repeated="1018"/>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Default" table:number-columns-repeated="1018"/>
        </table:table-row>
        <table:table-row table:style-name="ro11">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Default" table:number-columns-repeated="1018"/>
        </table:table-row>
        <table:table-row table:style-name="ro4">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number-columns-repeated="1018"/>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number-columns-repeated="1018"/>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number-columns-repeated="1018"/>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number-columns-repeated="1018"/>
        </table:table-row>
        <table:table-row table:style-name="ro2">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number-columns-repeated="1018"/>
        </table:table-row>
        <table:table-row table:style-name="ro2">
          <table:table-cell table:style-name="ce1" office:value-type="string">
            <text:p>ON_LINE_INVALID_DIFFICULTY</text:p>
          </table:table-cell>
          <table:table-cell table:style-name="ce8" office:value-type="string">
            <text:p>The server does not support such game difficulty.</text:p>
          </table:table-cell>
          <table:table-cell table:style-name="ce8" table:number-columns-repeated="2"/>
          <table:table-cell table:style-name="ce18"/>
          <table:table-cell table:style-name="ce8"/>
          <table:table-cell table:number-columns-repeated="1018"/>
        </table:table-row>
        <table:table-row table:style-name="ro2">
          <table:table-cell table:style-name="ce1" office:value-type="string">
            <text:p>ON_LINE_INVALID_LAYOUT</text:p>
          </table:table-cell>
          <table:table-cell table:style-name="ce8" office:value-type="string">
            <text:p>The server does not support such game layout.</text:p>
          </table:table-cell>
          <table:table-cell table:style-name="ce8" table:number-columns-repeated="2"/>
          <table:table-cell table:style-name="ce18"/>
          <table:table-cell table:style-name="ce8"/>
          <table:table-cell table:number-columns-repeated="1018"/>
        </table:table-row>
        <table:table-row table:style-name="ro2">
          <table:table-cell table:style-name="ce1" office:value-type="string">
            <text:p>ON_LINE_INVALID_TYPE</text:p>
          </table:table-cell>
          <table:table-cell table:style-name="ce8" office:value-type="string">
            <text:p>The server does not support such game type.</text:p>
          </table:table-cell>
          <table:table-cell table:style-name="ce8" table:number-columns-repeated="2"/>
          <table:table-cell table:style-name="ce18"/>
          <table:table-cell table:style-name="ce8"/>
          <table:table-cell table:number-columns-repeated="1018"/>
        </table:table-row>
        <table:table-row table:style-name="ro2">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number-columns-repeated="1018"/>
        </table:table-row>
        <table:table-row table:style-name="ro2">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number-columns-repeated="1018"/>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number-columns-repeated="1018"/>
        </table:table-row>
        <table:table-row table:style-name="ro2">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number-columns-repeated="1018"/>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number-columns-repeated="1018"/>
        </table:table-row>
        <table:table-row table:style-name="ro3">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number-columns-repeated="1018"/>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number-columns-repeated="1018"/>
        </table:table-row>
        <table:table-row table:style-name="ro12">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number-columns-repeated="1018"/>
        </table:table-row>
        <table:table-row table:style-name="ro13">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number-columns-repeated="1018"/>
        </table:table-row>
        <table:table-row table:style-name="ro3">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number-columns-repeated="1018"/>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number-columns-repeated="1018"/>
        </table:table-row>
        <table:table-row table:style-name="ro2">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number-columns-repeated="1018"/>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8" office:value-type="string">
            <text:p>Comportement du jeu</text:p>
          </table:table-cell>
          <table:table-cell table:style-name="ce8" office:value-type="string">
            <text:p>Comportamiento del juego</text:p>
          </table:table-cell>
          <table:table-cell table:number-columns-repeated="1018"/>
        </table:table-row>
        <table:table-row table:style-name="ro12">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number-columns-repeated="1018"/>
        </table:table-row>
        <table:table-row table:style-name="ro13">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number-columns-repeated="1018"/>
        </table:table-row>
        <table:table-row table:style-name="ro3">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number-columns-repeated="1018"/>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number-columns-repeated="1018"/>
        </table:table-row>
        <table:table-row table:style-name="ro3">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number-columns-repeated="1018"/>
        </table:table-row>
        <table:table-row table:style-name="ro12">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number-columns-repeated="1018"/>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number-columns-repeated="1018"/>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number-columns-repeated="1018"/>
        </table:table-row>
        <table:table-row table:style-name="ro13">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number-columns-repeated="1018"/>
        </table:table-row>
        <table:table-row table:style-name="ro10">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number-columns-repeated="1018"/>
        </table:table-row>
        <table:table-row table:style-name="ro3">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number-columns-repeated="1018"/>
        </table:table-row>
        <table:table-row table:style-name="ro3">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number-columns-repeated="1018"/>
        </table:table-row>
        <table:table-row table:style-name="ro2">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number-columns-repeated="1018"/>
        </table:table-row>
        <table:table-row table:style-name="ro2">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number-columns-repeated="1018"/>
        </table:table-row>
        <table:table-row table:style-name="ro2">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number-columns-repeated="1018"/>
        </table:table-row>
        <table:table-row table:style-name="ro3">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number-columns-repeated="1018"/>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number-columns-repeated="1018"/>
        </table:table-row>
        <table:table-row table:style-name="ro3">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number-columns-repeated="1018"/>
        </table:table-row>
        <table:table-row table:style-name="ro3">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number-columns-repeated="1018"/>
        </table:table-row>
        <table:table-row table:style-name="ro5">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number-columns-repeated="1018"/>
        </table:table-row>
        <table:table-row table:style-name="ro3">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number-columns-repeated="1018"/>
        </table:table-row>
        <table:table-row table:style-name="ro2">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number-columns-repeated="1018"/>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number-columns-repeated="1018"/>
        </table:table-row>
        <table:table-row table:style-name="ro2">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number-columns-repeated="1018"/>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number-columns-repeated="1018"/>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number-columns-repeated="1018"/>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number-columns-repeated="1018"/>
        </table:table-row>
        <table:table-row table:style-name="ro2">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number-columns-repeated="1018"/>
        </table:table-row>
        <table:table-row table:style-name="ro2">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number-columns-repeated="1018"/>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number-columns-repeated="1018"/>
        </table:table-row>
        <table:table-row table:style-name="ro2">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number-columns-repeated="1018"/>
        </table:table-row>
        <table:table-row table:style-name="ro3">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number-columns-repeated="1018"/>
        </table:table-row>
        <table:table-row table:style-name="ro2">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number-columns-repeated="1018"/>
        </table:table-row>
        <table:table-row table:style-name="ro2">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number-columns-repeated="1018"/>
        </table:table-row>
        <table:table-row table:style-name="ro2">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number-columns-repeated="1018"/>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number-columns-repeated="1018"/>
        </table:table-row>
        <table:table-row table:style-name="ro2">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number-columns-repeated="1018"/>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number-columns-repeated="1018"/>
        </table:table-row>
        <table:table-row table:style-name="ro2">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number-columns-repeated="1018"/>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number-columns-repeated="1018"/>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number-columns-repeated="1018"/>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number-columns-repeated="1018"/>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number-columns-repeated="1018"/>
        </table:table-row>
        <table:table-row table:style-name="ro2">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number-columns-repeated="1018"/>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number-columns-repeated="1018"/>
        </table:table-row>
        <table:table-row table:style-name="ro2">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number-columns-repeated="1018"/>
        </table:table-row>
        <table:table-row table:style-name="ro2">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number-columns-repeated="1018"/>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number-columns-repeated="1018"/>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number-columns-repeated="1018"/>
        </table:table-row>
        <table:table-row table:style-name="ro2">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number-columns-repeated="1018"/>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number-columns-repeated="1018"/>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number-columns-repeated="1018"/>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number-columns-repeated="1018"/>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number-columns-repeated="1018"/>
        </table:table-row>
        <table:table-row table:style-name="ro2">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number-columns-repeated="1018"/>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number-columns-repeated="1018"/>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number-columns-repeated="1018"/>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number-columns-repeated="1018"/>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number-columns-repeated="1018"/>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number-columns-repeated="1018"/>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number-columns-repeated="1018"/>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number-columns-repeated="1018"/>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number-columns-repeated="1018"/>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number-columns-repeated="1018"/>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number-columns-repeated="1018"/>
        </table:table-row>
        <table:table-row table:style-name="ro14">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number-columns-repeated="1018"/>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number-columns-repeated="1018"/>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number-columns-repeated="1018"/>
        </table:table-row>
        <table:table-row table:style-name="ro11">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number-columns-repeated="1018"/>
        </table:table-row>
        <table:table-row table:style-name="ro10">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number-columns-repeated="1018"/>
        </table:table-row>
        <table:table-row table:style-name="ro4">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number-columns-repeated="1018"/>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number-columns-repeated="1018"/>
        </table:table-row>
        <table:table-row table:style-name="ro10">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number-columns-repeated="1018"/>
        </table:table-row>
        <table:table-row table:style-name="ro2">
          <table:table-cell table:style-name="ce1" office:value-type="string">
            <text:p>TUTORIAL_VICTORY_ON_LINE</text:p>
          </table:table-cell>
          <table:table-cell table:style-name="ce8" office:value-type="string">
            <text:p>Victory in an on-line game</text:p>
          </table:table-cell>
          <table:table-cell table:style-name="ce8"/>
          <table:table-cell table:style-name="ce10"/>
          <table:table-cell table:style-name="ce18"/>
          <table:table-cell table:style-name="ce14"/>
          <table:table-cell table:number-columns-repeated="1018"/>
        </table:table-row>
        <table:table-row table:style-name="ro2">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number-columns-repeated="1018"/>
        </table:table-row>
        <table:table-row table:style-name="ro2">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number-columns-repeated="1018"/>
        </table:table-row>
        <table:table-row table:style-name="ro3">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number-columns-repeated="1018"/>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number-columns-repeated="1018"/>
        </table:table-row>
        <table:table-row table:style-name="ro15" table:number-rows-repeated="1048398">
          <table:table-cell table:number-columns-repeated="1024"/>
        </table:table-row>
        <table:table-row table:style-name="ro15">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7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3">00.00.0000</text:date>, <text:time style:data-style-name="N2" text:time-value="0000-00-00T19:35:35">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3-23T19:37:05</dc:date>
    <meta:editing-cycles>151</meta:editing-cycles>
    <meta:editing-duration>PT4H20M54S</meta:editing-duration>
    <meta:generator>LibreOffice/4.0.1.2$Linux_X86_64 LibreOffice_project/400m0$Build-2</meta:generator>
    <meta:document-statistic meta:table-count="3" meta:cell-count="1029" meta:object-count="0"/>
  </office:meta>
</office:document-meta>
</file>